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onnector draw:style-name="gr6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onnector draw:style-name="gr6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onnector draw:style-name="gr6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onnector draw:style-name="gr6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6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  <draw:connector draw:style-name="gr5" draw:text-style-name="P1" draw:layer="layout" draw:type="line" svg:x1="20.053cm" svg:y1="23.366cm" svg:x2="28.004cm" svg:y2="30.27cm" draw:start-shape="id8" draw:start-glue-point="10" draw:end-shape="id9" draw:end-glue-point="6" svg:d="M20053 23366l7951 6904" svg:viewBox="0 0 7952 6905">
          <text:p/>
        </draw:connector>
        <draw:custom-shape draw:style-name="gr3" draw:text-style-name="P2" xml:id="id16" draw:id="id16" draw:layer="layout" svg:width="1.749cm" svg:height="1.66cm" svg:x="18.304cm" svg:y="34.04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0.053cm" svg:y1="25.667cm" svg:x2="28.004cm" svg:y2="25.668cm" draw:start-shape="id10" draw:start-glue-point="10" draw:end-shape="id6" draw:end-glue-point="6" svg:d="M20053 25667l7951 1" svg:viewBox="0 0 7952 2">
          <text:p/>
        </draw:connector>
        <draw:connector draw:style-name="gr5" draw:text-style-name="P1" draw:layer="layout" draw:type="line" svg:x1="20.053cm" svg:y1="25.667cm" svg:x2="28.004cm" svg:y2="27.969cm" draw:start-shape="id10" draw:start-glue-point="10" draw:end-shape="id7" draw:end-glue-point="6" svg:d="M20053 25667l7951 2302" svg:viewBox="0 0 7952 2303">
          <text:p/>
        </draw:connector>
        <draw:connector draw:style-name="gr6" draw:text-style-name="P1" draw:layer="layout" draw:type="line" svg:x1="20.053cm" svg:y1="27.968cm" svg:x2="28.004cm" svg:y2="21.066cm" draw:start-shape="id11" draw:start-glue-point="10" draw:end-shape="id3" draw:end-glue-point="6" svg:d="M20053 27968l7951-6902" svg:viewBox="0 0 7952 6903">
          <text:p/>
        </draw:connector>
        <draw:connector draw:style-name="gr6" draw:text-style-name="P1" draw:layer="layout" draw:type="line" svg:x1="20.053cm" svg:y1="27.968cm" svg:x2="28.004cm" svg:y2="30.27cm" draw:start-shape="id11" draw:start-glue-point="10" draw:end-shape="id9" draw:end-glue-point="6" svg:d="M20053 27968l7951 2302" svg:viewBox="0 0 7952 2303">
          <text:p/>
        </draw:connector>
        <draw:connector draw:style-name="gr6" draw:text-style-name="P1" draw:layer="layout" draw:type="line" svg:x1="20.053cm" svg:y1="27.968cm" svg:x2="28.004cm" svg:y2="32.571cm" draw:start-shape="id11" draw:start-glue-point="10" draw:end-shape="id12" draw:end-glue-point="6" svg:d="M20053 27968l7951 4603" svg:viewBox="0 0 7952 4604">
          <text:p/>
        </draw:connector>
        <draw:connector draw:style-name="gr5" draw:text-style-name="P1" draw:layer="layout" draw:type="line" svg:x1="20.053cm" svg:y1="27.968cm" svg:x2="28.004cm" svg:y2="25.668cm" draw:start-shape="id11" draw:start-glue-point="10" draw:end-shape="id6" draw:end-glue-point="6" svg:d="M20053 27968l7951-2300" svg:viewBox="0 0 7952 2301">
          <text:p/>
        </draw:connector>
        <draw:connector draw:style-name="gr6" draw:text-style-name="P1" draw:layer="layout" draw:type="line" svg:x1="20.053cm" svg:y1="27.968cm" svg:x2="28.004cm" svg:y2="27.969cm" draw:start-shape="id11" draw:start-glue-point="10" draw:end-shape="id7" draw:end-glue-point="6" svg:d="M20053 27968l7951 1" svg:viewBox="0 0 7952 2">
          <text:p/>
        </draw:connector>
        <draw:connector draw:style-name="gr5" draw:text-style-name="P1" draw:layer="layout" draw:type="line" svg:x1="20.053cm" svg:y1="30.269cm" svg:x2="28.004cm" svg:y2="21.066cm" draw:start-shape="id13" draw:start-glue-point="10" draw:end-shape="id3" draw:end-glue-point="6" svg:d="M20053 30269l7951-9203" svg:viewBox="0 0 7952 9204">
          <text:p/>
        </draw:connector>
        <draw:connector draw:style-name="gr6" draw:text-style-name="P1" draw:layer="layout" draw:type="line" svg:x1="20.053cm" svg:y1="30.269cm" svg:x2="28.004cm" svg:y2="34.872cm" draw:start-shape="id13" draw:start-glue-point="10" draw:end-shape="id14" draw:end-glue-point="6" svg:d="M20053 30269l7951 4603" svg:viewBox="0 0 7952 4604">
          <text:p/>
        </draw:connector>
        <draw:connector draw:style-name="gr5" draw:text-style-name="P1" draw:layer="layout" draw:type="line" svg:x1="20.053cm" svg:y1="32.57cm" svg:x2="28.004cm" svg:y2="32.571cm" draw:start-shape="id15" draw:start-glue-point="10" draw:end-shape="id12" draw:end-glue-point="6" svg:d="M20053 32570l7951 1" svg:viewBox="0 0 7952 2">
          <text:p/>
        </draw:connector>
        <draw:connector draw:style-name="gr6" draw:text-style-name="P1" draw:layer="layout" draw:type="line" svg:x1="20.053cm" svg:y1="34.871cm" svg:x2="28.004cm" svg:y2="27.969cm" draw:start-shape="id16" draw:start-glue-point="10" draw:end-shape="id7" draw:end-glue-point="6" svg:d="M20053 34871l7951-6902" svg:viewBox="0 0 7952 6903">
          <text:p/>
        </draw:connector>
        <draw:connector draw:style-name="gr6" draw:text-style-name="P1" draw:layer="layout" draw:type="line" svg:x1="20.053cm" svg:y1="37.172cm" svg:x2="28.004cm" svg:y2="21.066cm" draw:start-shape="id17" draw:start-glue-point="10" draw:end-shape="id3" draw:end-glue-point="6" svg:d="M20053 37172l7951-16106" svg:viewBox="0 0 7952 16107">
          <text:p/>
        </draw:connector>
        <draw:connector draw:style-name="gr5" draw:text-style-name="P1" draw:layer="layout" draw:type="line" svg:x1="20.053cm" svg:y1="37.172cm" svg:x2="28.004cm" svg:y2="34.872cm" draw:start-shape="id17" draw:start-glue-point="10" draw:end-shape="id14" draw:end-glue-point="6" svg:d="M20053 37172l7951-2300" svg:viewBox="0 0 7952 2301">
          <text:p/>
        </draw:connector>
        <draw:connector draw:style-name="gr6" draw:text-style-name="P1" draw:layer="layout" draw:type="line" svg:x1="20.053cm" svg:y1="37.172cm" svg:x2="28.004cm" svg:y2="37.173cm" draw:start-shape="id17" draw:start-glue-point="10" draw:end-shape="id18" draw:end-glue-point="6" svg:d="M20053 37172l7951 1" svg:viewBox="0 0 7952 2">
          <text:p/>
        </draw:connector>
        <draw:connector draw:style-name="gr6" draw:text-style-name="P1" draw:layer="layout" draw:type="line" svg:x1="20.053cm" svg:y1="37.172cm" svg:x2="28.004cm" svg:y2="32.571cm" draw:start-shape="id17" draw:start-glue-point="10" draw:end-shape="id12" draw:end-glue-point="6" svg:d="M20053 37172l7951-4601" svg:viewBox="0 0 7952 4602">
          <text:p/>
        </draw:connector>
        <draw:connector draw:style-name="gr6" draw:text-style-name="P1" draw:layer="layout" draw:type="line" svg:x1="20.053cm" svg:y1="37.172cm" svg:x2="28.004cm" svg:y2="39.474cm" draw:start-shape="id17" draw:start-glue-point="10" draw:end-shape="id19" draw:end-glue-point="6" svg:d="M20053 37172l7951 2302" svg:viewBox="0 0 7952 2303">
          <text:p/>
        </draw:connector>
        <draw:connector draw:style-name="gr6" draw:text-style-name="P1" draw:layer="layout" draw:type="line" svg:x1="20.053cm" svg:y1="37.172cm" svg:x2="28.004cm" svg:y2="27.969cm" draw:start-shape="id17" draw:start-glue-point="10" draw:end-shape="id7" draw:end-glue-point="6" svg:d="M20053 37172l7951-9203" svg:viewBox="0 0 7952 9204">
          <text:p/>
        </draw:connector>
        <draw:connector draw:style-name="gr6" draw:text-style-name="P1" draw:layer="layout" draw:type="line" svg:x1="20.053cm" svg:y1="39.473cm" svg:x2="28.004cm" svg:y2="34.872cm" draw:start-shape="id20" draw:start-glue-point="10" draw:end-shape="id14" draw:end-glue-point="6" svg:d="M20053 39473l7951-4601" svg:viewBox="0 0 7952 4602">
          <text:p/>
        </draw:connector>
        <draw:connector draw:style-name="gr6" draw:text-style-name="P1" draw:layer="layout" draw:type="line" svg:x1="20.053cm" svg:y1="39.473cm" svg:x2="28.004cm" svg:y2="21.066cm" draw:start-shape="id20" draw:start-glue-point="10" draw:end-shape="id3" draw:end-glue-point="6" svg:d="M20053 39473l7951-18407" svg:viewBox="0 0 7952 18408">
          <text:p/>
        </draw:connector>
        <draw:connector draw:style-name="gr5" draw:text-style-name="P1" draw:layer="layout" draw:type="line" svg:x1="20.053cm" svg:y1="39.473cm" svg:x2="28.004cm" svg:y2="37.173cm" draw:start-shape="id20" draw:start-glue-point="10" draw:end-shape="id18" draw:end-glue-point="6" svg:d="M20053 39473l7951-2300" svg:viewBox="0 0 7952 2301">
          <text:p/>
        </draw:connector>
        <draw:connector draw:style-name="gr5" draw:text-style-name="P1" draw:layer="layout" draw:type="line" svg:x1="20.053cm" svg:y1="41.774cm" svg:x2="28.004cm" svg:y2="39.474cm" draw:start-shape="id21" draw:start-glue-point="10" draw:end-shape="id19" draw:end-glue-point="6" svg:d="M20053 41774l7951-2300" svg:viewBox="0 0 7952 2301">
          <text:p/>
        </draw:connector>
        <draw:connector draw:style-name="gr6" draw:text-style-name="P1" draw:layer="layout" draw:type="line" svg:x1="20.053cm" svg:y1="41.774cm" svg:x2="28.004cm" svg:y2="27.969cm" draw:start-shape="id21" draw:start-glue-point="10" draw:end-shape="id7" draw:end-glue-point="6" svg:d="M20053 41774l7951-13805" svg:viewBox="0 0 7952 13806">
          <text:p/>
        </draw:connector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749cm" svg:height="1.66cm" svg:x="18.304cm" svg:y="24.83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749cm" svg:height="1.66cm" svg:x="18.304cm" svg:y="27.1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49cm" svg:height="1.66cm" svg:x="18.304cm" svg:y="29.43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1.749cm" svg:height="1.66cm" svg:x="18.304cm" svg:y="31.7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749cm" svg:height="1.66cm" svg:x="18.304cm" svg:y="36.34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749cm" svg:height="1.66cm" svg:x="18.304cm" svg:y="38.64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749cm" svg:height="1.66cm" svg:x="18.304cm" svg:y="40.94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1.749cm" svg:height="1.66cm" svg:x="28.004cm" svg:y="29.4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1.749cm" svg:height="1.66cm" svg:x="28.004cm" svg:y="31.741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749cm" svg:height="1.66cm" svg:x="28.004cm" svg:y="34.04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1.749cm" svg:height="1.66cm" svg:x="28.004cm" svg:y="36.343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1.749cm" svg:height="1.66cm" svg:x="28.004cm" svg:y="38.644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.883cm" svg:height="2.026cm" svg:x="3.134cm" svg:y="17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9.135cm" svg:y="17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7.036cm" svg:y="19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13.137cm" svg:y="19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11.138cm" svg:y="21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5.139cm" svg:y="23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9.14cm" svg:y="23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3.14cm" svg:y="25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7.141cm" svg:y="27.915cm">
          <draw:image xlink:href="Pictures/10000201000000C8000000C81BF024FB.png" xlink:type="simple" xlink:show="embed" xlink:actuate="onLoad">
            <text:p/>
          </draw:image>
        </draw:frame>
        <draw:frame draw:style-name="gr7" draw:text-style-name="P1" draw:layer="layout" svg:width="1.883cm" svg:height="2.026cm" svg:x="11.142cm" svg:y="27.915cm">
          <draw:image xlink:href="Pictures/10000201000000C8000000C81BF024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44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37:55.668375793</dc:date>
    <dc:creator>elucterio </dc:creator>
    <meta:editing-duration>PT4H19M49S</meta:editing-duration>
    <meta:editing-cycles>43</meta:editing-cycles>
    <meta:generator>LibreOffice/4.2.8.2$Linux_X86_64 LibreOffice_project/420m0$Build-2</meta:generator>
    <meta:document-statistic meta:object-count="208"/>
  </office:meta>
</office:document-meta>
</file>